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тчество</text:p>
          </table:table-cell>
          <table:table-cell table:style-name="Default" office:value-type="string" calcext:value-type="string">
            <text:p>Дата рождения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Иванович</text:p>
          </table:table-cell>
          <table:table-cell office:value-type="date" office:date-value="1960-01-01" calcext:value-type="date">
            <text:p>01.01.60</text:p>
          </table:table-cell>
        </table:table-row>
        <table:table-row table:style-name="ro1">
          <table:table-cell office:value-type="string" calcext:value-type="string">
            <text:p>Петр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Геннадьевич</text:p>
          </table:table-cell>
          <table:table-cell office:value-type="date" office:date-value="1968-05-11" calcext:value-type="date">
            <text:p>11.05.68</text:p>
          </table:table-cell>
        </table:table-row>
        <table:table-row table:style-name="ro1">
          <table:table-cell office:value-type="string" calcext:value-type="string">
            <text:p>Гречко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Геннадьевич</text:p>
          </table:table-cell>
          <table:table-cell office:value-type="date" office:date-value="1990-05-01" calcext:value-type="date">
            <text:p>01.0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7:50:50.1309212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0:04:56.041441291</meta:creation-date>
    <dc:date>2021-06-14T14:50:10.629903509</dc:date>
    <meta:editing-duration>PT21M23S</meta:editing-duration>
    <meta:editing-cycles>4</meta:editing-cycles>
    <meta:generator>LibreOffice/6.4.7.2$Linux_X86_64 LibreOffice_project/40$Build-2</meta:generator>
    <meta:document-statistic meta:table-count="1" meta:cell-count="16" meta:object-count="0"/>
  </office:meta>
</office:document-meta>
</file>